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>
      <style:text-properties fo:font-weight="bold" officeooo:rsid="001072c8" officeooo:paragraph-rsid="001072c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lesforce</text:span> </text:p>
      <text:p text:style-name="P1"/>
      <text:p text:style-name="P1">1)creating a Apex page in Salesforce</text:p>
      <text:p text:style-name="P1"><text:s text:c="2"/></text:p>
      <text:p text:style-name="P1"><text:s text:c="2"/>Steps: go to setup-&gt;pages-&gt;New Page</text:p>
      <text:p text:style-name="P1"/>
      <text:p text:style-name="P1">2)Accessing Apex Page </text:p>
      <text:p text:style-name="P1"/>
      <text:p text:style-name="P2"><text:a xlink:type="simple" xlink:href="https://Salesforce_instance/apex/myNewPageName" text:style-name="Internet_20_link" text:visited-style-name="Visited_20_Internet_20_Link"><text:span text:style-name="Source_20_Text">https://Salesforce_instance/apex/myNewPageName</text:span></text:a></text:p>
      <text:p text:style-name="P2"><text:span text:style-name="Source_20_Text"/></text:p>
      <text:p text:style-name="P2"><text:span text:style-name="Source_20_Text">eg: https://na30.salesforce.com/apex/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9:25:27.743441533</meta:creation-date>
    <dc:date>2016-07-04T09:28:45.496975023</dc:date>
    <meta:editing-duration>PT3M18S</meta:editing-duration>
    <meta:editing-cycles>1</meta:editing-cycles>
    <meta:document-statistic meta:table-count="0" meta:image-count="0" meta:object-count="0" meta:page-count="1" meta:paragraph-count="7" meta:word-count="18" meta:character-count="195" meta:non-whitespace-character-count="177"/>
    <meta:generator>LibreOffice/4.4.6.3$Linux_X86_64 LibreOffice_project/40m0$Build-3</meta:generator>
  </office:meta>
</office:document-meta>
</file>